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DD00000034735483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fo:margin-left="0.0209in" fo:margin-right="0.0209in" fo:margin-top="0.0209in" fo:margin-bottom="0.0209in" style:vertical-pos="top" style:vertical-rel="paragraph" style:horizontal-pos="center" style:horizontal-rel="paragraph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1" text:anchor-type="paragraph" svg:width="1.5134in" svg:height="0.3563in" draw:z-index="0"><draw:image xlink:href="Pictures/10000200000000DD000000347354833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4:33:00.091715893</meta:creation-date>
    <dc:date>2016-10-21T15:47:02.399311754</dc:date>
    <meta:editing-duration>PT17M23S</meta:editing-duration>
    <meta:editing-cycles>2</meta:editing-cycles>
    <meta:generator>LibreOffice/4.4.6.3$Linux_X86_64 LibreOffice_project/4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